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1f4" officeooo:paragraph-rsid="001de1f4"/>
    </style:style>
    <style:style style:name="P2" style:family="paragraph" style:parent-style-name="Standard">
      <style:text-properties officeooo:rsid="00219cfb" officeooo:paragraph-rsid="00219cfb"/>
    </style:style>
    <style:style style:name="P3" style:family="paragraph" style:parent-style-name="Standard">
      <style:text-properties officeooo:rsid="0022f23b" officeooo:paragraph-rsid="0022f23b"/>
    </style:style>
    <style:style style:name="P4" style:family="paragraph" style:parent-style-name="Standard">
      <style:text-properties officeooo:rsid="00239e33" officeooo:paragraph-rsid="00239e33"/>
    </style:style>
    <style:style style:name="P5" style:family="paragraph" style:parent-style-name="Standard">
      <style:text-properties officeooo:rsid="00245cc2" officeooo:paragraph-rsid="00245cc2"/>
    </style:style>
    <style:style style:name="P6" style:family="paragraph" style:parent-style-name="Standard">
      <style:text-properties officeooo:rsid="00280384" officeooo:paragraph-rsid="00280384"/>
    </style:style>
    <style:style style:name="P7" style:family="paragraph" style:parent-style-name="Standard">
      <style:text-properties officeooo:rsid="00252800" officeooo:paragraph-rsid="00252800"/>
    </style:style>
    <style:style style:name="P8" style:family="paragraph" style:parent-style-name="Preformatted_20_Text">
      <style:text-properties fo:font-style="italic" officeooo:rsid="00219cfb" officeooo:paragraph-rsid="00219cfb" style:font-style-asian="italic" style:font-style-complex="italic"/>
    </style:style>
    <style:style style:name="P9" style:family="paragraph" style:parent-style-name="Preformatted_20_Text">
      <style:text-properties fo:font-style="italic" officeooo:rsid="0022f23b" officeooo:paragraph-rsid="0022f23b" style:font-style-asian="italic" style:font-style-complex="italic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Standard" style:list-style-name="L1">
      <style:text-properties officeooo:rsid="0019d5a7" officeooo:paragraph-rsid="0019d5a7"/>
    </style:style>
    <style:style style:name="P13" style:family="paragraph" style:parent-style-name="Standard" style:list-style-name="L1">
      <style:text-properties officeooo:rsid="0019d5a7" officeooo:paragraph-rsid="001e0b50"/>
    </style:style>
    <style:style style:name="P14" style:family="paragraph" style:parent-style-name="Standard" style:list-style-name="L1">
      <style:text-properties officeooo:rsid="0019d5a7" officeooo:paragraph-rsid="001cde4c"/>
    </style:style>
    <style:style style:name="P15" style:family="paragraph" style:parent-style-name="Standard" style:list-style-name="L1">
      <style:text-properties fo:font-style="italic" officeooo:rsid="0019d5a7" officeooo:paragraph-rsid="0019d5a7" style:font-style-asian="italic" style:font-style-complex="italic"/>
    </style:style>
    <style:style style:name="P16" style:family="paragraph" style:parent-style-name="Standard" style:list-style-name="L1">
      <style:text-properties officeooo:rsid="001de1f4" officeooo:paragraph-rsid="001de1f4"/>
    </style:style>
    <style:style style:name="P17" style:family="paragraph" style:parent-style-name="Standard">
      <style:text-properties fo:font-weight="bold" officeooo:rsid="00245cc2" officeooo:paragraph-rsid="00245cc2" style:font-weight-asian="bold" style:font-weight-complex="bold"/>
    </style:style>
    <style:style style:name="P18" style:family="paragraph" style:parent-style-name="Standard">
      <style:text-properties fo:font-weight="bold" officeooo:rsid="002a03fd" officeooo:paragraph-rsid="002a03fd" style:font-weight-asian="bold" style:font-weight-complex="bold"/>
    </style:style>
    <style:style style:name="P19" style:family="paragraph" style:parent-style-name="Standard">
      <style:text-properties fo:font-weight="bold" officeooo:rsid="002c780c" officeooo:paragraph-rsid="002c780c" style:font-weight-asian="bold" style:font-weight-complex="bold"/>
    </style:style>
    <style:style style:name="P20" style:family="paragraph" style:parent-style-name="Standard">
      <style:text-properties fo:font-weight="normal" officeooo:rsid="0029ae07" officeooo:paragraph-rsid="0029ae07" style:font-weight-asian="normal" style:font-weight-complex="normal"/>
    </style:style>
    <style:style style:name="P21" style:family="paragraph" style:parent-style-name="Standard">
      <style:text-properties fo:font-weight="normal" officeooo:rsid="002a03fd" officeooo:paragraph-rsid="002a03fd" style:font-weight-asian="normal" style:font-weight-complex="normal"/>
    </style:style>
    <style:style style:name="P22" style:family="paragraph" style:parent-style-name="Preformatted_20_Text">
      <style:text-properties fo:color="#808000" fo:font-style="italic" officeooo:rsid="00219cfb" officeooo:paragraph-rsid="00219cfb" style:font-style-asian="italic" style:font-style-complex="italic"/>
    </style:style>
    <style:style style:name="P23" style:family="paragraph" style:parent-style-name="Preformatted_20_Text">
      <style:text-properties fo:color="#808000" officeooo:rsid="0022f23b" officeooo:paragraph-rsid="0022f23b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tyle="italic" style:font-style-asian="italic" style:font-style-complex="italic"/>
    </style:style>
    <style:style style:name="T1" style:family="text">
      <style:text-properties officeooo:rsid="001cde4c"/>
    </style:style>
    <style:style style:name="T2" style:family="text">
      <style:text-properties officeooo:rsid="001d5117"/>
    </style:style>
    <style:style style:name="T3" style:family="text">
      <style:text-properties officeooo:rsid="001d5294"/>
    </style:style>
    <style:style style:name="T4" style:family="text">
      <style:text-properties officeooo:rsid="001e0b50"/>
    </style:style>
    <style:style style:name="T5" style:family="text">
      <style:text-properties officeooo:rsid="001f519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5117" style:font-weight-asian="bold" style:font-weight-complex="bold"/>
    </style:style>
    <style:style style:name="T8" style:family="text">
      <style:text-properties fo:font-weight="bold" officeooo:rsid="002028c2" style:font-weight-asian="bold" style:font-weight-complex="bold"/>
    </style:style>
    <style:style style:name="T9" style:family="text">
      <style:text-properties fo:color="#808000"/>
    </style:style>
    <style:style style:name="T10" style:family="text">
      <style:text-properties fo:color="#c0c0c0"/>
    </style:style>
    <style:style style:name="T11" style:family="text">
      <style:text-properties fo:color="#c0c0c0" fo:font-style="italic" style:font-style-asian="italic" style:font-style-complex="italic"/>
    </style:style>
    <style:style style:name="T12" style:family="text">
      <style:text-properties fo:color="#800080"/>
    </style:style>
    <style:style style:name="T13" style:family="text">
      <style:text-properties fo:color="#800080" fo:font-style="italic" style:font-style-asian="italic" style:font-style-complex="italic"/>
    </style:style>
    <style:style style:name="T14" style:family="text">
      <style:text-properties fo:color="#000000"/>
    </style:style>
    <style:style style:name="T1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b909c"/>
    </style:style>
    <style:style style:name="T19" style:family="text">
      <style:text-properties officeooo:rsid="002f3ad1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71909899459452299" text:style-name="L1">
        <text:list-item>
          <text:p text:style-name="P12">Dans <text:span text:style-name="T5">l</text:span>’ « inspector » <text:span text:style-name="T3">(menu de droite dans iscore)</text:span>, on a besoin d’ajouter :</text:p>
          <text:list>
            <text:list-item>
              <text:p text:style-name="P12">choisir la sorte/<text:span text:style-name="T4">catégorie</text:span> d’interaction</text:p>
            </text:list-item>
            <text:list-item>
              <text:p text:style-name="P13"><text:span text:style-name="T5">ch</text:span>oisir <text:span text:style-name="T4">les </text:span>grandeurs/variables à lier à l’interaction (à modifier par l’interaction)</text:p>
            </text:list-item>
            <text:list-item>
              <text:p text:style-name="P14"><text:span text:style-name="T4">durée de l’interaction</text:span> <text:span text:style-name="T1">(et modifier l’affichage en <text:s/>fonction [voir process interpolation → « duration »])</text:span></text:p>
            </text:list-item>
            <text:list-item>
              <text:p text:style-name="P12"><text:span text:style-name="T2">choisir le dispositif mobile devant exécuter l’interaction (donc : </text:span><text:span text:style-name="T7">choisir quelque part le nb de dispositifs mobiles</text:span><text:span text:style-name="T8">)</text:span></text:p>
            </text:list-item>
            <text:list-item>
              <text:p text:style-name="P12">… </text:p>
            </text:list-item>
          </text:list>
          <text:p text:style-name="P12"/>
          <text:p text:style-name="P12"/>
        </text:list-item>
        <text:list-item>
          <text:p text:style-name="P12">Sont déjà affichés (lorsqu’on crée un process « tutorial »), et sont à conserver :</text:p>
          <text:list>
            <text:list-item>
              <text:p text:style-name="P15">Name</text:p>
            </text:list-item>
            <text:list-item>
              <text:p text:style-name="P15">... ? </text:p>
            </text:list-item>
          </text:list>
          <text:p text:style-name="P16"/>
          <text:p text:style-name="P16"/>
        </text:list-item>
        <text:list-item>
          <text:p text:style-name="P16">Qu’est-ce que rack ? Peut-être cacher temporairement l’affichage dans la boîte. </text:p>
        </text:list-item>
      </text:list>
      <text:p text:style-name="P1"/>
      <text:p text:style-name="P1"/>
      <text:p text:style-name="P2">QcomboBox::addItem : dans qcombobox.h → 2 ou 3 arguments </text:p>
      <text:p text:style-name="P22"/>
      <text:p text:style-name="P8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5">addItem</text:span><text:span text:style-name="T14">(</text:span><text:span text:style-name="T9">const</text:span><text:span text:style-name="T10"> </text:span><text:span text:style-name="T12">QString</text:span><text:span text:style-name="T10"> </text:span><text:span text:style-name="T14">&amp;atext,</text:span><text:span text:style-name="T10"> 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0"><text:span text:style-name="T14">{</text:span><text:span text:style-name="T10"> </text:span><text:span text:style-name="T14">insertItem(count(),</text:span><text:span text:style-name="T10"> </text:span><text:span text:style-name="T14">atext,</text:span><text:span text:style-name="T10"> </text:span><text:span text:style-name="T14">auserData);</text:span><text:span text:style-name="T10"> </text:span><text:span text:style-name="T14">}</text:span></text:p>
      <text:p text:style-name="P24"/>
      <text:p text:style-name="P10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5">addItem</text:span><text:span text:style-name="T14">(</text:span><text:span text:style-name="T9">const</text:span><text:span text:style-name="T10"> </text:span><text:span text:style-name="T12">QIcon</text:span><text:span text:style-name="T10"> </text:span><text:span text:style-name="T14">&amp;aicon,</text:span><text:span text:style-name="T10"> </text:span><text:span text:style-name="T9">const</text:span><text:span text:style-name="T10"> </text:span><text:span text:style-name="T12">QString</text:span><text:span text:style-name="T10"> </text:span><text:span text:style-name="T14">&amp;atext,</text:span></text:p>
      <text:p text:style-name="P10"><text:span text:style-name="T10"><text:s text:c="31"/>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0"><text:span text:style-name="T14">{</text:span><text:span text:style-name="T10"> </text:span><text:span text:style-name="T14">insertItem(count(),</text:span><text:span text:style-name="T10"> </text:span><text:span text:style-name="T14">aicon,</text:span><text:span text:style-name="T10"> </text:span><text:span text:style-name="T14">atext,</text:span><text:span text:style-name="T10"> </text:span><text:span text:style-name="T14">auserData);</text:span><text:span text:style-name="T10"> </text:span><text:span text:style-name="T14">}</text:span></text:p>
      <text:p text:style-name="P2"/>
      <text:p text:style-name="P2"/>
      <text:p text:style-name="P3">Il existe aussi : insertItem </text:p>
      <text:p text:style-name="P23"/>
      <text:p text:style-name="P9"><text:span text:style-name="T9">inline</text:span><text:span text:style-name="T10"> </text:span><text:span text:style-name="T9">void</text:span><text:span text:style-name="T10"> </text:span><text:span text:style-name="T12">QComboBox</text:span><text:span text:style-name="T14">::</text:span><text:span text:style-name="T15">insertItem</text:span><text:span text:style-name="T14">(</text:span><text:span text:style-name="T9">int</text:span><text:span text:style-name="T10"> </text:span><text:span text:style-name="T14">aindex,</text:span><text:span text:style-name="T10"> </text:span><text:span text:style-name="T9">const</text:span><text:span text:style-name="T10"> </text:span><text:span text:style-name="T12">QString</text:span><text:span text:style-name="T10"> </text:span><text:span text:style-name="T14">&amp;atext,</text:span></text:p>
      <text:p text:style-name="P10"><text:span text:style-name="T10"><text:s text:c="34"/></text:span><text:span text:style-name="T9">const</text:span><text:span text:style-name="T10"> </text:span><text:span text:style-name="T12">QVariant</text:span><text:span text:style-name="T10"> </text:span><text:span text:style-name="T14">&amp;auserData)</text:span></text:p>
      <text:p text:style-name="P11"><text:span text:style-name="T16">{</text:span><text:span text:style-name="T11"> </text:span><text:span text:style-name="T16">insertItem(aindex,</text:span><text:span text:style-name="T11"> </text:span><text:span text:style-name="T13">QIcon</text:span><text:span text:style-name="T16">(),</text:span><text:span text:style-name="T11"> </text:span><text:span text:style-name="T16">atext,</text:span><text:span text:style-name="T11"> </text:span><text:span text:style-name="T16">auserData);</text:span><text:span text:style-name="T11"> </text:span><text:span text:style-name="T16">}</text:span></text:p>
      <text:p text:style-name="P3"/>
      <text:p text:style-name="P4">Menu déroulant avec les unités : dans iscore-lib-state/State/Widgets/<text:span text:style-name="T6">UnitWidget.cpp</text:span></text:p>
      <text:p text:style-name="P5">Emplacement des structures des unités qui sont dans le menu : OSSIA/ossia/editor/dataspace/<text:span text:style-name="T6">dataspace_bas_fwd.hpp</text:span></text:p>
      <text:p text:style-name="P17"/>
      <text:p text:style-name="P6"><text:span text:style-name="T17">Utilisation d’un UnitWidget : iscore-plugin-automation/Automation/Inspector/</text:span><text:span text:style-name="T6">InspectorWidget.cpp</text:span></text:p>
      <text:p text:style-name="P5"/>
      <text:p text:style-name="P7">auto : trouve le type tout seul</text:p>
      <text:p text:style-name="P7"/>
      <text:p text:style-name="P20">NOUVEAU WIDGET CREE : dans iscore-addon-app-interaction/AppInteraction/Process/State/Widgets/ </text:p>
      <text:p text:style-name="P20"/>
      <text:p text:style-name="P21">Type de données transmises : sûrement celles dans API/OSSIA/ossia/(network et editor/dataspace…<text:span text:style-name="T18">)</text:span></text:p>
      <text:p text:style-name="P18"/>
      <text:p text:style-name="P19">Lors de la création d’un process AppInteraction, le compositeur doit pouvoir choisir : </text:p>
      <text:p text:style-name="P19">- Type d’interaction (c’est-à-dire … interface probablement, ou chgmt de volume/luminosité/… ??? )</text:p>
      <text:p text:style-name="P19"><text:soft-page-break/>- Grandeur physique que l’on va modifier dans les logiciels contrôlés par iscore</text:p>
      <text:p text:style-name="P19">- Unité (de mesure, utilisée par l’app?)  ??? <text:span text:style-name="T19">( → est-elle prédéfinie par la grandeur citée ci-dessu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45:10.027813194</meta:creation-date>
    <meta:editing-duration>PT5H9M48S</meta:editing-duration>
    <meta:editing-cycles>21</meta:editing-cycles>
    <meta:generator>LibreOffice/5.1.4.2$Linux_X86_64 LibreOffice_project/10m0$Build-2</meta:generator>
    <dc:date>2017-02-06T17:33:24.004888466</dc:date>
    <meta:document-statistic meta:table-count="0" meta:image-count="0" meta:object-count="0" meta:page-count="2" meta:paragraph-count="34" meta:word-count="271" meta:character-count="2050" meta:non-whitespace-character-count="1749"/>
  </office:meta>
</office:document-meta>
</file>